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iavlo Book" svg:font-family="'Diavlo Boo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2.45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112.56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>
      <style:text-properties fo:font-weight="normal" style:font-weight-asian="normal" style:font-weight-complex="normal"/>
    </style:style>
    <style:style style:name="ce2" style:family="table-cell" style:parent-style-name="Default" style:data-style-name="N45"/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Peak RSS (KB)</text:p>
          </table:table-cell>
          <table:table-cell table:style-name="ce3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2.81" calcext:value-type="float">
            <text:p>2.81</text:p>
          </table:table-cell>
          <table:table-cell office:value-type="float" office:value="129408" calcext:value-type="float">
            <text:p>129408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2.87" calcext:value-type="float">
            <text:p>2.87</text:p>
          </table:table-cell>
          <table:table-cell office:value-type="float" office:value="129032" calcext:value-type="float">
            <text:p>129032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2.87" calcext:value-type="float">
            <text:p>2.87</text:p>
          </table:table-cell>
          <table:table-cell office:value-type="float" office:value="128972" calcext:value-type="float">
            <text:p>128972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2.89" calcext:value-type="float">
            <text:p>2.89</text:p>
          </table:table-cell>
          <table:table-cell office:value-type="float" office:value="129492" calcext:value-type="float">
            <text:p>129492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2.83" calcext:value-type="float">
            <text:p>2.83</text:p>
          </table:table-cell>
          <table:table-cell office:value-type="float" office:value="129412" calcext:value-type="float">
            <text:p>129412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2.83" calcext:value-type="float">
            <text:p>2.83</text:p>
          </table:table-cell>
          <table:table-cell office:value-type="float" office:value="129316" calcext:value-type="float">
            <text:p>129316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2.75" calcext:value-type="float">
            <text:p>2.75</text:p>
          </table:table-cell>
          <table:table-cell office:value-type="float" office:value="129264" calcext:value-type="float">
            <text:p>129264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2.94" calcext:value-type="float">
            <text:p>2.94</text:p>
          </table:table-cell>
          <table:table-cell office:value-type="float" office:value="129420" calcext:value-type="float">
            <text:p>129420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3.16" calcext:value-type="float">
            <text:p>3.16</text:p>
          </table:table-cell>
          <table:table-cell office:value-type="float" office:value="129468" calcext:value-type="float">
            <text:p>129468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</text:p>
          </table:table-cell>
          <table:table-cell office:value-type="float" office:value="3.09" calcext:value-type="float">
            <text:p>3.09</text:p>
          </table:table-cell>
          <table:table-cell office:value-type="float" office:value="128996" calcext:value-type="float">
            <text:p>128996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0-sourcehash (average)</text:p>
          </table:table-cell>
          <table:table-cell table:formula="of:=AVERAGE([.B2:.B11])" office:value-type="float" office:value="2.904" calcext:value-type="float">
            <text:p>2.904</text:p>
          </table:table-cell>
          <table:table-cell table:formula="of:=AVERAGE([.C2:.C11])" office:value-type="float" office:value="129278" calcext:value-type="float">
            <text:p>129278</text:p>
          </table:table-cell>
          <table:table-cell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2.89" calcext:value-type="float">
            <text:p>2.89</text:p>
          </table:table-cell>
          <table:table-cell office:value-type="float" office:value="129088" calcext:value-type="float">
            <text:p>129088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2.99" calcext:value-type="float">
            <text:p>2.99</text:p>
          </table:table-cell>
          <table:table-cell office:value-type="float" office:value="128844" calcext:value-type="float">
            <text:p>128844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2.94" calcext:value-type="float">
            <text:p>2.94</text:p>
          </table:table-cell>
          <table:table-cell office:value-type="float" office:value="129124" calcext:value-type="float">
            <text:p>129124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2.97" calcext:value-type="float">
            <text:p>2.97</text:p>
          </table:table-cell>
          <table:table-cell office:value-type="float" office:value="128968" calcext:value-type="float">
            <text:p>128968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3.12" calcext:value-type="float">
            <text:p>3.12</text:p>
          </table:table-cell>
          <table:table-cell office:value-type="float" office:value="128884" calcext:value-type="float">
            <text:p>128884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3.18" calcext:value-type="float">
            <text:p>3.18</text:p>
          </table:table-cell>
          <table:table-cell office:value-type="float" office:value="129396" calcext:value-type="float">
            <text:p>129396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2.95" calcext:value-type="float">
            <text:p>2.95</text:p>
          </table:table-cell>
          <table:table-cell office:value-type="float" office:value="128736" calcext:value-type="float">
            <text:p>128736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2.99" calcext:value-type="float">
            <text:p>2.99</text:p>
          </table:table-cell>
          <table:table-cell office:value-type="float" office:value="128864" calcext:value-type="float">
            <text:p>128864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2.81" calcext:value-type="float">
            <text:p>2.81</text:p>
          </table:table-cell>
          <table:table-cell office:value-type="float" office:value="129076" calcext:value-type="float">
            <text:p>129076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</text:p>
          </table:table-cell>
          <table:table-cell office:value-type="float" office:value="3.06" calcext:value-type="float">
            <text:p>3.06</text:p>
          </table:table-cell>
          <table:table-cell office:value-type="float" office:value="129348" calcext:value-type="float">
            <text:p>129348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1-roundrobin (average)</text:p>
          </table:table-cell>
          <table:table-cell table:formula="of:=AVERAGE([.B14:.B23])" office:value-type="float" office:value="2.99" calcext:value-type="float">
            <text:p>2.99</text:p>
          </table:table-cell>
          <table:table-cell table:formula="of:=AVERAGE([.C14:.C23])" office:value-type="float" office:value="129032.8" calcext:value-type="float">
            <text:p>129032.8</text:p>
          </table:table-cell>
          <table:table-cell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2-perf-w-parse-args (no parse)</text:p>
          </table:table-cell>
          <table:table-cell office:value-type="float" office:value="25.06" calcext:value-type="float">
            <text:p>25.06</text:p>
          </table:table-cell>
          <table:table-cell office:value-type="float" office:value="207260" calcext:value-type="float">
            <text:p>207260</text:p>
          </table:table-cell>
          <table:table-cell office:value-type="string" calcext:value-type="string">
            <text:p>Found accept</text:p>
          </table:table-cell>
        </table:table-row>
        <table:table-row table:style-name="ro1">
          <table:table-cell office:value-type="string" calcext:value-type="string">
            <text:p>2-perf-w-parse-args (parse)</text:p>
          </table:table-cell>
          <table:table-cell table:style-name="ce1" office:value-type="time" office:time-value="PT00H05M33.4S" calcext:value-type="time">
            <text:p>05:33.40</text:p>
          </table:table-cell>
          <table:table-cell office:value-type="float" office:value="12064724" calcext:value-type="float">
            <text:p>12064724</text:p>
          </table:table-cell>
          <table:table-cell office:value-type="string" calcext:value-type="string">
            <text:p>Found accep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-haproxy 1.5.0</text:p>
          </table:table-cell>
          <table:table-cell table:style-name="ce2" office:value-type="time" office:time-value="PT00H02M56.94S" calcext:value-type="time">
            <text:p>02:56.94</text:p>
          </table:table-cell>
          <table:table-cell office:value-type="float" office:value="525912" calcext:value-type="float">
            <text:p>525912</text:p>
          </table:table-cell>
          <table:table-cell office:value-type="string" calcext:value-type="string">
            <text:p>Deadend</text:p>
          </table:table-cell>
        </table:table-row>
        <table:table-row table:style-name="ro1">
          <table:table-cell office:value-type="string" calcext:value-type="string">
            <text:p>3-haproxy 1.6.0</text:p>
          </table:table-cell>
          <table:table-cell table:style-name="ce2" office:value-type="time" office:time-value="PT00H03M07.21S" calcext:value-type="time">
            <text:p>03:07.21</text:p>
          </table:table-cell>
          <table:table-cell office:value-type="float" office:value="611336" calcext:value-type="float">
            <text:p>611336</text:p>
          </table:table-cell>
          <table:table-cell office:value-type="string" calcext:value-type="string">
            <text:p>Deadend</text:p>
          </table:table-cell>
        </table:table-row>
        <table:table-row table:style-name="ro1">
          <table:table-cell office:value-type="string" calcext:value-type="string">
            <text:p>3-haproxy 1.7.0</text:p>
          </table:table-cell>
          <table:table-cell table:style-name="ce2" office:value-type="time" office:time-value="PT00H05M31.05S" calcext:value-type="time">
            <text:p>05:31.05</text:p>
          </table:table-cell>
          <table:table-cell office:value-type="float" office:value="875484" calcext:value-type="float">
            <text:p>875484</text:p>
          </table:table-cell>
          <table:table-cell office:value-type="string" calcext:value-type="string">
            <text:p>Deadend</text:p>
          </table:table-cell>
        </table:table-row>
        <table:table-row table:style-name="ro1">
          <table:table-cell office:value-type="string" calcext:value-type="string">
            <text:p>3-haproxy 1.8.0</text:p>
          </table:table-cell>
          <table:table-cell table:style-name="ce2" office:value-type="time" office:time-value="PT00H03M20.5S" calcext:value-type="time">
            <text:p>03:20.50</text:p>
          </table:table-cell>
          <table:table-cell office:value-type="float" office:value="719372" calcext:value-type="float">
            <text:p>71937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3-haproxy 1.9.0</text:p>
          </table:table-cell>
          <table:table-cell table:style-name="ce2" office:value-type="time" office:time-value="PT00H03M57.71S" calcext:value-type="time">
            <text:p>03:57.71</text:p>
          </table:table-cell>
          <table:table-cell office:value-type="float" office:value="862072" calcext:value-type="float">
            <text:p>86207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3-haproxy 2.0.0</text:p>
          </table:table-cell>
          <table:table-cell table:style-name="ce2" office:value-type="time" office:time-value="PT00H04M00.17S" calcext:value-type="time">
            <text:p>04:00.17</text:p>
          </table:table-cell>
          <table:table-cell office:value-type="float" office:value="892556" calcext:value-type="float">
            <text:p>892556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3-haproxy 2.1.0</text:p>
          </table:table-cell>
          <table:table-cell table:style-name="ce2" office:value-type="time" office:time-value="PT00H08M41.95S" calcext:value-type="time">
            <text:p>08:41.95</text:p>
          </table:table-cell>
          <table:table-cell office:value-type="float" office:value="1317384" calcext:value-type="float">
            <text:p>1317384</text:p>
          </table:table-cell>
          <table:table-cell office:value-type="string" calcext:value-type="string">
            <text:p>Error</text:p>
          </table:table-cell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iavlo Book" svg:font-family="'Diavlo Boo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Diavlo Book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21:33:16.988670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20:58:31.948765180</meta:creation-date>
    <dc:date>2019-12-12T22:52:20.038235132</dc:date>
    <meta:editing-duration>PT1H32M38S</meta:editing-duration>
    <meta:editing-cycles>12</meta:editing-cycles>
    <meta:generator>LibreOffice/6.3.3.2.0$Linux_X86_64 LibreOffice_project/30$Build-2</meta:generator>
    <meta:document-statistic meta:table-count="1" meta:cell-count="126" meta:object-count="0"/>
  </office:meta>
</office:document-meta>
</file>